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color</text:p>
          </table:table-cell>
          <table:table-cell office:value-type="string">
            <text:p>emoji</text:p>
          </table:table-cell>
          <table:table-cell office:value-type="string">
            <text:p>weight</text:p>
          </table:table-cell>
          <table:table-cell office:value-type="string">
            <text:p>source</text:p>
          </table:table-cell>
          <table:table-cell office:value-type="string">
            <text:p>target</text:p>
          </table:table-cell>
          <table:table-cell office:value-type="string">
            <text:p>relationship</text:p>
          </table:table-cell>
          <table:table-cell office:value-type="string">
            <text:p>edgeColor</text:p>
          </table:table-cell>
          <table:table-cell office:value-type="string">
            <text:p>edgeWeight</text:p>
          </table:table-cell>
          <table:table-cell office:value-type="string">
            <text:p>enlightemen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Alice</text:p>
          </table:table-cell>
          <table:table-cell office:value-type="string">
            <text:p>Alice A</text:p>
          </table:table-cell>
          <table:table-cell office:value-type="string">
            <text:p>#ff5722</text:p>
          </table:table-cell>
          <table:table-cell office:value-type="string">
            <text:p>🎸</text:p>
          </table:table-cell>
          <table:table-cell office:value-type="float" office:value="10">
            <text:p>10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</text:p>
          </table:table-cell>
          <table:table-cell office:value-type="string">
            <text:p>Bob</text:p>
          </table:table-cell>
          <table:table-cell office:value-type="string">
            <text:p>Bob B</text:p>
          </table:table-cell>
          <table:table-cell office:value-type="string">
            <text:p>#3f51b5</text:p>
          </table:table-cell>
          <table:table-cell office:value-type="string">
            <text:p>🎤</text:p>
          </table:table-cell>
          <table:table-cell office:value-type="float" office:value="5">
            <text:p>5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3</text:p>
          </table:table-cell>
          <table:table-cell office:value-type="string">
            <text:p>Carol</text:p>
          </table:table-cell>
          <table:table-cell office:value-type="string">
            <text:p>Carol C</text:p>
          </table:table-cell>
          <table:table-cell office:value-type="string">
            <text:p>#2e7d32</text:p>
          </table:table-cell>
          <table:table-cell office:value-type="string">
            <text:p>🎷</text:p>
          </table:table-cell>
          <table:table-cell office:value-type="float" office:value="8">
            <text:p>8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friendship</text:p>
          </table:table-cell>
          <table:table-cell/>
          <table:table-cell/>
          <table:table-cell/>
          <table:table-cell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friendship</text:p>
          </table:table-cell>
          <table:table-cell office:value-type="string">
            <text:p>#9c27b0</text:p>
          </table:table-cell>
          <table:table-cell office:value-type="float" office:value="2">
            <text:p>2</text:p>
          </table:table-cell>
          <table:table-cell office:value-type="string">
            <text:p>arrow</text:p>
          </table:table-cell>
        </table:table-row>
        <table:table-row>
          <table:table-cell/>
          <table:table-cell office:value-type="string">
            <text:p>collab</text:p>
          </table:table-cell>
          <table:table-cell/>
          <table:table-cell/>
          <table:table-cell/>
          <table:table-cell/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collab</text:p>
          </table:table-cell>
          <table:table-cell office:value-type="string">
            <text:p>#607d8b</text:p>
          </table:table-cell>
          <table:table-cell office:value-type="float" office:value="1">
            <text:p>1</text:p>
          </table:table-cell>
          <table:table-cell/>
        </table:table-row>
        <table:table-row>
          <table:table-cell/>
          <table:table-cell office:value-type="string">
            <text:p>support</text:p>
          </table:table-cell>
          <table:table-cell/>
          <table:table-cell/>
          <table:table-cell/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support</text:p>
          </table:table-cell>
          <table:table-cell office:value-type="string">
            <text:p>#ff9800</text:p>
          </table:table-cell>
          <table:table-cell office:value-type="float" office:value="3">
            <text:p>3</text:p>
          </table:table-cell>
          <table:table-cell office:value-type="string">
            <text:p>arro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